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56cm"/>
    </style:style>
    <style:style style:name="co3" style:family="table-column">
      <style:table-column-properties fo:break-before="auto" style:column-width="6.978cm"/>
    </style:style>
    <style:style style:name="co4" style:family="table-column">
      <style:table-column-properties fo:break-before="auto" style:column-width="18.904cm"/>
    </style:style>
    <style:style style:name="co5" style:family="table-column">
      <style:table-column-properties fo:break-before="auto" style:column-width="20.7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5.791cm" fo:break-before="auto" style:use-optimal-row-height="true"/>
    </style:style>
    <style:style style:name="ro4" style:family="table-row">
      <style:table-row-properties style:row-height="4.563cm" fo:break-before="auto" style:use-optimal-row-height="true"/>
    </style:style>
    <style:style style:name="ro5" style:family="table-row">
      <style:table-row-properties style:row-height="4.972cm" fo:break-before="auto" style:use-optimal-row-height="true"/>
    </style:style>
    <style:style style:name="ro6" style:family="table-row">
      <style:table-row-properties style:row-height="4.152cm" fo:break-before="auto" style:use-optimal-row-height="true"/>
    </style:style>
    <style:style style:name="ro7" style:family="table-row">
      <style:table-row-properties style:row-height="3.334cm" fo:break-before="auto" style:use-optimal-row-height="true"/>
    </style:style>
    <style:style style:name="ro8" style:family="table-row">
      <style:table-row-properties style:row-height="3.743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1.695cm" fo:break-before="auto" style:use-optimal-row-height="true"/>
    </style:style>
    <style:style style:name="ro11" style:family="table-row">
      <style:table-row-properties style:row-height="0.877cm" fo:break-before="auto" style:use-optimal-row-height="true"/>
    </style:style>
    <style:style style:name="ro12" style:family="table-row">
      <style:table-row-properties style:row-height="1.286cm" fo:break-before="auto" style:use-optimal-row-height="true"/>
    </style:style>
    <style:style style:name="ro13" style:family="table-row">
      <style:table-row-properties style:row-height="2.106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5.382cm" fo:break-before="auto" style:use-optimal-row-height="true"/>
    </style:style>
    <style:style style:name="ro16" style:family="table-row">
      <style:table-row-properties style:row-height="7.839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6.60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3" style:family="table-cell" style:parent-style-name="Default">
      <style:table-cell-properties fo:background-color="#e6e905"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style:style style:name="ce5" style:family="table-cell" style:parent-style-name="Default">
      <style:table-cell-properties fo:background-color="#ff860d"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860d" style:text-align-source="fix" style:repeat-content="false" fo:border="0.74pt solid #000000" style:vertical-align="middle"/>
      <style:paragraph-properties fo:text-align="center" fo:margin-left="0cm"/>
      <style:text-properties style:font-name="Liberation Serif" style:font-name-asian="Segoe UI" style:font-name-complex="Tahoma"/>
    </style:style>
    <style:style style:name="ce8" style:family="table-cell" style:parent-style-name="Default">
      <style:table-cell-properties fo:background-color="#50938a" style:text-align-source="fix" style:repeat-content="false" fo:border="0.74pt solid #000000" style:vertical-align="middle"/>
      <style:paragraph-properties fo:text-align="center" fo:margin-left="0cm"/>
      <style:text-properties style:font-name="Liberation Serif" style:font-name-asian="Segoe UI" style:font-name-complex="Tahoma"/>
    </style:style>
    <style:style style:name="ce9" style:family="table-cell" style:parent-style-name="Default">
      <style:table-cell-properties fo:background-color="#8d1d75"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align-source="fix" style:repeat-content="false" fo:border="0.74pt solid #000000" style:vertical-align="middle"/>
      <style:paragraph-properties fo:text-align="center"/>
    </style:style>
    <style:style style:name="ce11" style:family="table-cell" style:parent-style-name="Default">
      <style:table-cell-properties fo:background-color="#ffffff" fo:border="0.74pt solid #000000" style:vertical-align="middle"/>
    </style:style>
    <style:style style:name="ce12" style:family="table-cell" style:parent-style-name="Default">
      <style:table-cell-properties fo:border="0.74pt solid #000000" style:vertical-align="middle"/>
    </style:style>
    <style:style style:name="ce13" style:family="table-cell" style:parent-style-name="Default">
      <style:table-cell-properties fo:wrap-option="wrap" fo:border="0.74pt solid #000000" style:vertical-align="middle"/>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fo:background-color="#ffffff" style:text-align-source="fix" style:repeat-content="false" fo:border="0.74pt solid #000000" style:vertical-align="middle"/>
      <style:paragraph-properties fo:text-align="center" fo:margin-left="0cm"/>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fo:background-color="#729fcf" style:text-align-source="fix" style:repeat-content="false" fo:border="0.74pt solid #000000" style:vertical-align="middle"/>
      <style:paragraph-properties fo:text-align="start" fo:margin-left="0cm"/>
      <style:text-properties fo:color="#ffffff" fo:font-weight="bold" style:font-weight-asian="bold" style:font-weight-complex="bold"/>
    </style:style>
    <style:style style:name="ce18" style:family="table-cell" style:parent-style-name="Default">
      <style:table-cell-properties fo:background-color="#ffffff" style:text-align-source="fix" style:repeat-content="false" fo:wrap-option="wrap" fo:border="0.74pt solid #000000" style:vertical-align="middle"/>
      <style:paragraph-properties fo:text-align="start" fo:margin-left="0cm"/>
    </style:style>
    <style:style style:name="ce19"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Liberation Serif" style:font-name-asian="Segoe UI" style:font-name-complex="Tahoma"/>
    </style:style>
    <style:style style:name="ce20" style:family="table-cell" style:parent-style-name="Default">
      <style:table-cell-properties style:text-align-source="fix" style:repeat-content="false" fo:wrap-option="wrap" fo:border="0.74pt solid #000000" style:vertical-align="middle"/>
      <style:paragraph-properties fo:text-align="start" fo:margin-left="0cm"/>
    </style:style>
    <style:style style:name="ce21" style:family="table-cell" style:parent-style-name="Default">
      <style:table-cell-properties style:text-align-source="fix" style:repeat-content="false" fo:border="0.74pt solid #000000" style:vertical-align="middle"/>
      <style:paragraph-properties fo:text-align="start" fo:margin-left="0cm"/>
      <style:text-properties style:font-name="Liberation Serif" style:font-name-asian="Segoe UI" style:font-name-complex="Tahoma"/>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esures" table:style-name="ta1">
        <table:table-column table:style-name="co1" table:default-cell-style-name="Default"/>
        <table:table-column table:style-name="co2" table:default-cell-style-name="ce4"/>
        <table:table-column table:style-name="co3" table:default-cell-style-name="ce11"/>
        <table:table-column table:style-name="co4" table:default-cell-style-name="ce12"/>
        <table:table-column table:style-name="co1" table:default-cell-style-name="ce4"/>
        <table:table-row table:style-name="ro1">
          <table:table-cell/>
          <table:table-cell table:style-name="Default" table:number-columns-repeated="4"/>
        </table:table-row>
        <table:table-row table:style-name="ro1">
          <table:table-cell/>
          <table:table-cell table:style-name="ce1" office:value-type="string" calcext:value-type="string" table:number-columns-spanned="4" table:number-rows-spanned="1">
            <text:p>ANSSI</text:p>
          </table:table-cell>
          <table:covered-table-cell table:number-columns-repeated="2" table:style-name="ce2"/>
          <table:covered-table-cell table:style-name="ce14"/>
        </table:table-row>
        <table:table-row table:style-name="ro1">
          <table:table-cell/>
          <table:table-cell table:style-name="ce2" office:value-type="string" calcext:value-type="string">
            <text:p>Principe de sécurité</text:p>
          </table:table-cell>
          <table:table-cell table:style-name="ce2" office:value-type="string" calcext:value-type="string">
            <text:p>Objectif</text:p>
          </table:table-cell>
          <table:table-cell table:style-name="ce2" office:value-type="string" calcext:value-type="string">
            <text:p>Mesure générale</text:p>
          </table:table-cell>
          <table:table-cell table:style-name="ce2" office:value-type="string" calcext:value-type="string">
            <text:p>Pertinence</text:p>
          </table:table-cell>
        </table:table-row>
        <table:table-row table:style-name="ro2">
          <table:table-cell/>
          <table:table-cell table:style-name="ce3" office:value-type="string" calcext:value-type="string" table:number-columns-spanned="1" table:number-rows-spanned="7">
            <text:p>GOUVERNANCE ET ANTICIPATION (Humain/Organisationel)</text:p>
          </table:table-cell>
          <table:table-cell table:style-name="ce10" office:value-type="string" calcext:value-type="string" table:number-columns-spanned="1" table:number-rows-spanned="3">
            <text:p>Sensibiliser et former</text:p>
          </table:table-cell>
          <table:table-cell table:style-name="ce11" office:value-type="string" calcext:value-type="string">
            <text:p> [1] Former les équipes opérationnelles à la sécurité des systèmes d’information</text:p>
            <text:p/>
          </table:table-cell>
          <table:table-cell/>
        </table:table-row>
        <table:table-row table:style-name="ro2">
          <table:table-cell/>
          <table:covered-table-cell table:number-columns-repeated="2"/>
          <table:table-cell table:style-name="ce11" office:value-type="string" calcext:value-type="string">
            <text:p> [2] Sensibiliser les utilisateurs aux bonnes pratiques élémentaires de sécurité informatique</text:p>
            <text:p/>
          </table:table-cell>
          <table:table-cell/>
        </table:table-row>
        <table:table-row table:style-name="ro2">
          <table:table-cell/>
          <table:covered-table-cell table:number-columns-repeated="2"/>
          <table:table-cell table:style-name="ce11" office:value-type="string" calcext:value-type="string">
            <text:p> [3] Maîtriser les risques de l’infogérance</text:p>
            <text:p/>
          </table:table-cell>
          <table:table-cell/>
        </table:table-row>
        <table:table-row table:style-name="ro2">
          <table:table-cell/>
          <table:covered-table-cell/>
          <table:table-cell table:style-name="ce10" office:value-type="string" calcext:value-type="string" table:number-columns-spanned="1" table:number-rows-spanned="4">
            <text:p>Connaître le système d’information</text:p>
          </table:table-cell>
          <table:table-cell table:style-name="ce11" office:value-type="string" calcext:value-type="string">
            <text:p> [4] Identifier les informations et serveurs les plus sensibles et maintenir un schéma du réseau</text:p>
            <text:p/>
          </table:table-cell>
          <table:table-cell/>
        </table:table-row>
        <table:table-row table:style-name="ro2">
          <table:table-cell/>
          <table:covered-table-cell table:number-columns-repeated="2"/>
          <table:table-cell table:style-name="ce11" office:value-type="string" calcext:value-type="string">
            <text:p> [5] Disposer d’un inventaire exhaustif des comptes privilégiés et le maintenir à jour</text:p>
            <text:p/>
          </table:table-cell>
          <table:table-cell/>
        </table:table-row>
        <table:table-row table:style-name="ro2">
          <table:table-cell/>
          <table:covered-table-cell table:number-columns-repeated="2"/>
          <table:table-cell table:style-name="ce11" office:value-type="string" calcext:value-type="string">
            <text:p> [6] Organiser les procédures d’arrivée, de départ et de changement de fonction des utilisateurs</text:p>
            <text:p/>
          </table:table-cell>
          <table:table-cell/>
        </table:table-row>
        <table:table-row table:style-name="ro2">
          <table:table-cell/>
          <table:covered-table-cell table:number-columns-repeated="2"/>
          <table:table-cell table:style-name="ce11" office:value-type="string" calcext:value-type="string">
            <text:p> [7] Autoriser la connexion au réseau de l’entité aux seuls équipements maîtrisés</text:p>
            <text:p/>
          </table:table-cell>
          <table:table-cell/>
        </table:table-row>
        <table:table-row table:style-name="ro2">
          <table:table-cell/>
          <table:table-cell table:style-name="ce5" office:value-type="string" calcext:value-type="string" table:number-columns-spanned="1" table:number-rows-spanned="27">
            <text:p>PROTECTION (Confidentialité, Intégrité)</text:p>
          </table:table-cell>
          <table:table-cell table:style-name="ce10" office:value-type="string" calcext:value-type="string" table:number-columns-spanned="1" table:number-rows-spanned="6">
            <text:p>Authentifier et contrôler les accès</text:p>
          </table:table-cell>
          <table:table-cell office:value-type="string" calcext:value-type="string">
            <text:p> [8] Identifier nommément chaque personne accédant au système et distinguer les rôles utilisateur/administrateur</text:p>
            <text:p/>
          </table:table-cell>
          <table:table-cell/>
        </table:table-row>
        <table:table-row table:style-name="ro2">
          <table:table-cell/>
          <table:covered-table-cell table:number-columns-repeated="2"/>
          <table:table-cell office:value-type="string" calcext:value-type="string">
            <text:p> [9] Attribuer les bons droits sur les ressources sensibles du système d’information</text:p>
            <text:p/>
          </table:table-cell>
          <table:table-cell/>
        </table:table-row>
        <table:table-row table:style-name="ro2">
          <table:table-cell/>
          <table:covered-table-cell table:number-columns-repeated="2"/>
          <table:table-cell office:value-type="string" calcext:value-type="string">
            <text:p> [10] Définir et vérifier des règles de choix et de dimensionnement des mots de passe</text:p>
            <text:p/>
          </table:table-cell>
          <table:table-cell/>
        </table:table-row>
        <table:table-row table:style-name="ro2">
          <table:table-cell/>
          <table:covered-table-cell table:number-columns-repeated="2"/>
          <table:table-cell office:value-type="string" calcext:value-type="string">
            <text:p> [11] Protéger les mots de passe stockés sur les systèmes</text:p>
            <text:p/>
          </table:table-cell>
          <table:table-cell/>
        </table:table-row>
        <table:table-row table:style-name="ro2">
          <table:table-cell/>
          <table:covered-table-cell table:number-columns-repeated="2"/>
          <table:table-cell office:value-type="string" calcext:value-type="string">
            <text:p> [12] Changer les éléments d’authentification par défaut sur les équipements et services</text:p>
            <text:p/>
          </table:table-cell>
          <table:table-cell/>
        </table:table-row>
        <table:table-row table:style-name="ro2">
          <table:table-cell/>
          <table:covered-table-cell table:number-columns-repeated="2"/>
          <table:table-cell table:style-name="ce13" office:value-type="string" calcext:value-type="string">
            <text:p> [13] Privilégier lorsque c’est possible une authentification forte</text:p>
            <text:p/>
          </table:table-cell>
          <table:table-cell/>
        </table:table-row>
        <table:table-row table:style-name="ro2">
          <table:table-cell/>
          <table:covered-table-cell table:style-name="ce6" office:value-type="string" calcext:value-type="string">
            <text:p>PROTECTION </text:p>
          </table:covered-table-cell>
          <table:table-cell table:style-name="ce10" office:value-type="string" calcext:value-type="string" table:number-columns-spanned="1" table:number-rows-spanned="5">
            <text:p>Sécuriser les postes</text:p>
          </table:table-cell>
          <table:table-cell office:value-type="string" calcext:value-type="string">
            <text:p> [14] Mettre en place un niveau de sécurité minimal sur l’ensemble du parc informatique</text:p>
            <text:p/>
          </table:table-cell>
          <table:table-cell/>
        </table:table-row>
        <table:table-row table:style-name="ro2">
          <table:table-cell/>
          <table:covered-table-cell table:number-columns-repeated="2"/>
          <table:table-cell office:value-type="string" calcext:value-type="string">
            <text:p> [15] Se protéger des menaces relatives à l’utilisation de supports amovibles</text:p>
            <text:p/>
          </table:table-cell>
          <table:table-cell/>
        </table:table-row>
        <table:table-row table:style-name="ro2">
          <table:table-cell/>
          <table:covered-table-cell table:number-columns-repeated="2"/>
          <table:table-cell office:value-type="string" calcext:value-type="string">
            <text:p> [16] Utiliser un outil de gestion centralisée afin d’homogénéiser les politiques de sécurité</text:p>
            <text:p/>
          </table:table-cell>
          <table:table-cell/>
        </table:table-row>
        <table:table-row table:style-name="ro2">
          <table:table-cell/>
          <table:covered-table-cell table:number-columns-repeated="2"/>
          <table:table-cell office:value-type="string" calcext:value-type="string">
            <text:p> [17] Activer et configurer le pare-feu local des postes de travail</text:p>
            <text:p/>
          </table:table-cell>
          <table:table-cell/>
        </table:table-row>
        <table:table-row table:style-name="ro2">
          <table:table-cell/>
          <table:covered-table-cell table:number-columns-repeated="2"/>
          <table:table-cell office:value-type="string" calcext:value-type="string">
            <text:p> [18] Chiffrer les données sensibles transmises par voie Internet</text:p>
            <text:p/>
          </table:table-cell>
          <table:table-cell/>
        </table:table-row>
        <table:table-row table:style-name="ro2">
          <table:table-cell/>
          <table:covered-table-cell table:style-name="ce6" office:value-type="string" calcext:value-type="string">
            <text:p>PROTECTION </text:p>
          </table:covered-table-cell>
          <table:table-cell table:style-name="ce10" office:value-type="string" calcext:value-type="string" table:number-columns-spanned="1" table:number-rows-spanned="8">
            <text:p>Sécuriser le réseau</text:p>
          </table:table-cell>
          <table:table-cell office:value-type="string" calcext:value-type="string">
            <text:p> [19] Segmenter le réseau et mettre en place un cloisonnement entre ces zones</text:p>
            <text:p/>
          </table:table-cell>
          <table:table-cell/>
        </table:table-row>
        <table:table-row table:style-name="ro2">
          <table:table-cell/>
          <table:covered-table-cell table:number-columns-repeated="2"/>
          <table:table-cell office:value-type="string" calcext:value-type="string">
            <text:p> [20] S’assurer de la sécurité des réseaux d’accès Wi-Fi et de la séparation des usages</text:p>
            <text:p/>
          </table:table-cell>
          <table:table-cell/>
        </table:table-row>
        <table:table-row table:style-name="ro2">
          <table:table-cell/>
          <table:covered-table-cell table:number-columns-repeated="2"/>
          <table:table-cell office:value-type="string" calcext:value-type="string">
            <text:p> [21] Utiliser des protocoles sécurisés dès qu’ils existent</text:p>
            <text:p/>
          </table:table-cell>
          <table:table-cell/>
        </table:table-row>
        <table:table-row table:style-name="ro2">
          <table:table-cell/>
          <table:covered-table-cell table:number-columns-repeated="2"/>
          <table:table-cell office:value-type="string" calcext:value-type="string">
            <text:p> [22] Mettre en place une passerelle d’accès sécurisé à Internet</text:p>
            <text:p/>
          </table:table-cell>
          <table:table-cell/>
        </table:table-row>
        <table:table-row table:style-name="ro2">
          <table:table-cell/>
          <table:covered-table-cell table:number-columns-repeated="2"/>
          <table:table-cell office:value-type="string" calcext:value-type="string">
            <text:p> [23] Cloisonner les services visibles depuis Internet du reste du système d’information</text:p>
            <text:p/>
          </table:table-cell>
          <table:table-cell/>
        </table:table-row>
        <table:table-row table:style-name="ro2">
          <table:table-cell/>
          <table:covered-table-cell table:number-columns-repeated="2"/>
          <table:table-cell office:value-type="string" calcext:value-type="string">
            <text:p> [24] Protéger sa messagerie professionnelle</text:p>
            <text:p/>
          </table:table-cell>
          <table:table-cell/>
        </table:table-row>
        <table:table-row table:style-name="ro2">
          <table:table-cell/>
          <table:covered-table-cell table:number-columns-repeated="2"/>
          <table:table-cell office:value-type="string" calcext:value-type="string">
            <text:p> [25] Sécuriser les interconnexions réseau dédiées avec les partenaires</text:p>
            <text:p/>
          </table:table-cell>
          <table:table-cell/>
        </table:table-row>
        <table:table-row table:style-name="ro2">
          <table:table-cell/>
          <table:covered-table-cell table:number-columns-repeated="2"/>
          <table:table-cell office:value-type="string" calcext:value-type="string">
            <text:p> [26] Contrôler et protéger l’accès aux salles serveurs et aux locaux techniques</text:p>
            <text:p/>
          </table:table-cell>
          <table:table-cell/>
        </table:table-row>
        <table:table-row table:style-name="ro2">
          <table:table-cell/>
          <table:covered-table-cell table:style-name="ce6" office:value-type="string" calcext:value-type="string">
            <text:p>PROTECTION </text:p>
          </table:covered-table-cell>
          <table:table-cell table:style-name="ce10" office:value-type="string" calcext:value-type="string" table:number-columns-spanned="1" table:number-rows-spanned="3">
            <text:p>Sécuriser l’administration</text:p>
          </table:table-cell>
          <table:table-cell office:value-type="string" calcext:value-type="string">
            <text:p> [27] Interdire l’accès à Internet depuis les postes ou serveurs utilisés pour l’administration du système d’information</text:p>
            <text:p/>
          </table:table-cell>
          <table:table-cell/>
        </table:table-row>
        <table:table-row table:style-name="ro2">
          <table:table-cell/>
          <table:covered-table-cell table:number-columns-repeated="2"/>
          <table:table-cell office:value-type="string" calcext:value-type="string">
            <text:p> [28] Utiliser un réseau dédié et cloisonné pour l’administration du système d’information</text:p>
            <text:p/>
          </table:table-cell>
          <table:table-cell/>
        </table:table-row>
        <table:table-row table:style-name="ro2">
          <table:table-cell/>
          <table:covered-table-cell table:number-columns-repeated="2"/>
          <table:table-cell office:value-type="string" calcext:value-type="string">
            <text:p> [29] Limiter au strict besoin opérationnel les droits d’administration sur les postes de travail</text:p>
            <text:p/>
          </table:table-cell>
          <table:table-cell/>
        </table:table-row>
        <table:table-row table:style-name="ro2">
          <table:table-cell/>
          <table:covered-table-cell table:style-name="ce6" office:value-type="string" calcext:value-type="string">
            <text:p>PROTECTION </text:p>
          </table:covered-table-cell>
          <table:table-cell table:style-name="ce10" office:value-type="string" calcext:value-type="string" table:number-columns-spanned="1" table:number-rows-spanned="4">
            <text:p>Gérer le nomadisme</text:p>
          </table:table-cell>
          <table:table-cell office:value-type="string" calcext:value-type="string">
            <text:p> [30] Prendre des mesures de sécurisation physique des terminaux nomades</text:p>
            <text:p/>
          </table:table-cell>
          <table:table-cell/>
        </table:table-row>
        <table:table-row table:style-name="ro2">
          <table:table-cell/>
          <table:covered-table-cell table:number-columns-repeated="2"/>
          <table:table-cell office:value-type="string" calcext:value-type="string">
            <text:p> [31] Chiffrer les données sensibles, en particulier sur le matériel potentiellement perdable</text:p>
            <text:p/>
          </table:table-cell>
          <table:table-cell/>
        </table:table-row>
        <table:table-row table:style-name="ro2">
          <table:table-cell/>
          <table:covered-table-cell table:number-columns-repeated="2"/>
          <table:table-cell office:value-type="string" calcext:value-type="string">
            <text:p> [32] Sécuriser la connexion réseau des postes utilisés en situation de nomadisme</text:p>
            <text:p/>
          </table:table-cell>
          <table:table-cell/>
        </table:table-row>
        <table:table-row table:style-name="ro2">
          <table:table-cell/>
          <table:covered-table-cell table:number-columns-repeated="2"/>
          <table:table-cell office:value-type="string" calcext:value-type="string">
            <text:p> [33] Adopter des politiques de sécurité dédiées aux terminaux mobiles</text:p>
            <text:p/>
          </table:table-cell>
          <table:table-cell/>
        </table:table-row>
        <table:table-row table:style-name="ro2">
          <table:table-cell/>
          <table:covered-table-cell table:style-name="ce7" office:value-type="string" calcext:value-type="string">
            <text:p>PROTECTION </text:p>
          </table:covered-table-cell>
          <table:table-cell table:style-name="ce10" office:value-type="string" calcext:value-type="string" table:number-columns-spanned="1" table:number-rows-spanned="2">
            <text:p>Maintenir à jour le système d’information</text:p>
          </table:table-cell>
          <table:table-cell office:value-type="string" calcext:value-type="string">
            <text:p> [34] Définir une politique de mise à jour des composants du système d’information</text:p>
            <text:p/>
          </table:table-cell>
          <table:table-cell/>
        </table:table-row>
        <table:table-row table:style-name="ro2">
          <table:table-cell/>
          <table:table-cell table:style-name="ce8" office:value-type="string" calcext:value-type="string">
            <text:p>RÉSILIENCE (Disponibilité)</text:p>
          </table:table-cell>
          <table:covered-table-cell/>
          <table:table-cell office:value-type="string" calcext:value-type="string">
            <text:p> [35] Anticiper la fin de la maintenance des logiciels et systèmes et limiter les adhérences logicielles</text:p>
            <text:p/>
          </table:table-cell>
          <table:table-cell/>
        </table:table-row>
        <table:table-row table:style-name="ro2">
          <table:table-cell/>
          <table:table-cell table:style-name="ce9" office:value-type="string" calcext:value-type="string">
            <text:p>DÉFENSE (tracabilité)</text:p>
          </table:table-cell>
          <table:table-cell table:style-name="ce10" office:value-type="string" calcext:value-type="string" table:number-columns-spanned="1" table:number-rows-spanned="5">
            <text:p>Superviser, auditer, réagir</text:p>
            <text:p/>
          </table:table-cell>
          <table:table-cell office:value-type="string" calcext:value-type="string">
            <text:p> [36] Activer et configurer les journaux des composants les plus importants</text:p>
            <text:p/>
          </table:table-cell>
          <table:table-cell/>
        </table:table-row>
        <table:table-row table:style-name="ro2">
          <table:table-cell/>
          <table:table-cell table:style-name="ce8" office:value-type="string" calcext:value-type="string">
            <text:p>RÉSILIENCE (Disponibilité)</text:p>
          </table:table-cell>
          <table:covered-table-cell/>
          <table:table-cell office:value-type="string" calcext:value-type="string">
            <text:p> [37] Définir et appliquer une politique de sauvegarde des composants critiques</text:p>
            <text:p/>
          </table:table-cell>
          <table:table-cell/>
        </table:table-row>
        <table:table-row table:style-name="ro2">
          <table:table-cell/>
          <table:table-cell table:style-name="ce3" office:value-type="string" calcext:value-type="string" table:number-columns-spanned="1" table:number-rows-spanned="2">
            <text:p>GOUVERNANCE ET ANTICIPATION (Humain/Organisationel)</text:p>
          </table:table-cell>
          <table:covered-table-cell/>
          <table:table-cell office:value-type="string" calcext:value-type="string">
            <text:p> [38] Procéder à des contrôles et audits de sécurité réguliers puis appliquer les actions correctives associées</text:p>
            <text:p/>
          </table:table-cell>
          <table:table-cell/>
        </table:table-row>
        <table:table-row table:style-name="ro2">
          <table:table-cell/>
          <table:covered-table-cell table:style-name="ce6" office:value-type="string" calcext:value-type="string">
            <text:p>GOUVERNANCE ET ANTICIPATION </text:p>
          </table:covered-table-cell>
          <table:covered-table-cell/>
          <table:table-cell office:value-type="string" calcext:value-type="string">
            <text:p> [39] Désigner un référent en sécurité des systèmes d’information et le faire connaître auprès du personnel</text:p>
            <text:p/>
          </table:table-cell>
          <table:table-cell/>
        </table:table-row>
        <table:table-row table:style-name="ro2">
          <table:table-cell/>
          <table:table-cell table:style-name="ce8" office:value-type="string" calcext:value-type="string">
            <text:p>RÉSILIENCE (Disponibilité)</text:p>
          </table:table-cell>
          <table:covered-table-cell/>
          <table:table-cell office:value-type="string" calcext:value-type="string">
            <text:p> [40] Définir une procédure de gestion des incidents de sécurité</text:p>
            <text:p/>
          </table:table-cell>
          <table:table-cell/>
        </table:table-row>
      </table:table>
      <table:table table:name="Points de controle" table:style-name="ta1">
        <table:table-column table:style-name="co1" table:default-cell-style-name="Default"/>
        <table:table-column table:style-name="co3" table:default-cell-style-name="Default"/>
        <table:table-column table:style-name="co4" table:default-cell-style-name="Default"/>
        <table:table-column table:style-name="co5" table:default-cell-style-name="ce16"/>
        <table:table-row table:style-name="ro1">
          <table:table-cell table:number-columns-repeated="4"/>
        </table:table-row>
        <table:table-row table:style-name="ro1">
          <table:table-cell/>
          <table:table-cell table:style-name="ce2" office:value-type="string" calcext:value-type="string" table:number-columns-spanned="3" table:number-rows-spanned="1">
            <text:p>ANSSI</text:p>
          </table:table-cell>
          <table:covered-table-cell table:style-name="ce2"/>
          <table:covered-table-cell table:style-name="ce17"/>
        </table:table-row>
        <table:table-row table:style-name="ro1">
          <table:table-cell/>
          <table:table-cell table:style-name="ce2" office:value-type="string" calcext:value-type="string">
            <text:p>Famille</text:p>
          </table:table-cell>
          <table:table-cell table:style-name="ce2" office:value-type="string" calcext:value-type="string">
            <text:p>Mesures</text:p>
          </table:table-cell>
          <table:table-cell table:style-name="ce17" office:value-type="string" calcext:value-type="string">
            <text:p>Points de contrôle</text:p>
          </table:table-cell>
        </table:table-row>
        <table:table-row table:style-name="ro3">
          <table:table-cell/>
          <table:table-cell table:style-name="ce15" office:value-type="string" calcext:value-type="string" table:number-columns-spanned="1" table:number-rows-spanned="3">
            <text:p>Sensibiliser et former</text:p>
          </table:table-cell>
          <table:table-cell table:style-name="ce15" office:value-type="string" calcext:value-type="string">
            <text:p> [1] Former les équipes opérationnelles à la sécurité des systèmes d’information</text:p>
            <text:p/>
          </table:table-cell>
          <table:table-cell table:style-name="ce18" office:value-type="string" calcext:value-type="string">
            <text:p><text:span text:style-name="T1">�</text:span>Former les équipes opérationnelles (administrateurs réseau, sécurité, système, chefs de projet, développeurs, RSSI) à la sécurité des systèmes d’information, à leur prise de poste, puis à intervalles réguliers.</text:p>
            <text:p><text:span text:style-name="T1">�</text:span>Assurer que la formation couvre les aspects suivants :</text:p>
            <text:p>La législation en vigueur.</text:p>
            <text:p>Les principaux risques et menaces en cybersécurité.</text:p>
            <text:p>Le maintien en condition de sécurité des systèmes.</text:p>
            <text:p>L’authentification et le contrôle d’accès.</text:p>
            <text:p>Le paramétrage fin et le durcissement des systèmes.</text:p>
            <text:p>Le cloisonnement réseau.</text:p>
            <text:p>La journalisation des événements.</text:p>
            <text:p><text:span text:style-name="T1">�</text:span>Adapter la formation selon les métiers des collaborateurs (ex. : développement sécurisé pour les développeurs, intégration de la sécurité pour les chefs de projet, référentiels de sécurité pour les RSSI).</text:p>
            <text:p><text:span text:style-name="T1">�</text:span>Inclure dans les contrats de prestation des clauses spécifiques pour garantir la formation régulière à la sécurité des systèmes d’information du personnel externe, notamment les infogérants.</text:p>
          </table:table-cell>
        </table:table-row>
        <table:table-row table:style-name="ro4">
          <table:table-cell/>
          <table:covered-table-cell table:style-name="ce15"/>
          <table:table-cell table:style-name="ce15" office:value-type="string" calcext:value-type="string">
            <text:p> [2] Sensibiliser les utilisateurs aux bonnes pratiques élémentaires de sécurité informatique</text:p>
            <text:p/>
          </table:table-cell>
          <table:table-cell table:style-name="ce18" office:value-type="string" calcext:value-type="string">
            <text:p><text:span text:style-name="T1">�</text:span>Sensibiliser chaque utilisateur dès son arrivée aux enjeux de sécurité, aux règles à respecter, et aux bons comportements à adopter en matière de sécurité des systèmes d’information.</text:p>
            <text:p><text:span text:style-name="T1">�</text:span>Organiser des actions de sensibilisation régulières et adaptées aux utilisateurs, sous différentes formes (emails, affichages, réunions, espace intranet dédié, etc.).</text:p>
            <text:p><text:span text:style-name="T1">�</text:span>Couvrir au minimum les sujets suivants :</text:p>
            <text:p><text:span text:style-name="T2">- </text:span>Les objectifs et enjeux de l’entité en matière de sécurité des systèmes d’information.</text:p>
            <text:p><text:span text:style-name="T2">- </text:span>Les informations considérées comme sensibles.</text:p>
            <text:p><text:span text:style-name="T2">- </text:span>Les réglementations et obligations légales.</text:p>
            <text:p><text:span text:style-name="T2">- </text:span>Les règles de sécurité quotidiennes : respect de la politique de sécurité, non-connexion d’équipements personnels, non-divulgation et non-réutilisation des mots de passe, signalement d'événements suspects.</text:p>
            <text:p><text:span text:style-name="T2">- </text:span>Les moyens de sécurité disponibles : verrouillage de session, outils de protection des mots de passe, etc.</text:p>
          </table:table-cell>
        </table:table-row>
        <table:table-row table:style-name="ro3">
          <table:table-cell/>
          <table:covered-table-cell table:style-name="ce15"/>
          <table:table-cell table:style-name="ce15" office:value-type="string" calcext:value-type="string">
            <text:p> [3] Maîtriser les risques de l’infogérance</text:p>
            <text:p/>
          </table:table-cell>
          <table:table-cell table:style-name="ce18" office:value-type="string" calcext:value-type="string">
            <text:p><text:span text:style-name="T1">�</text:span>Évaluer en amont les risques spécifiques à l’infogérance (maîtrise du système d’information, actions à distance, hébergement mutualisé, etc.) lors de l'externalisation du SI ou des données.</text:p>
            <text:p><text:span text:style-name="T1">�</text:span>Identifier et intégrer les besoins et mesures de sécurité dans les exigences applicables au futur prestataire.</text:p>
            <text:p><text:span text:style-name="T1">�</text:span>Étudier attentivement les conditions des offres, leur adaptabilité aux besoins spécifiques, et les limites de responsabilité du prestataire.</text:p>
            <text:p><text:span text:style-name="T1">�</text:span>Imposer une liste d’exigences précises au prestataire, incluant :</text:p>
            <text:p>- Réversibilité du contrat.</text:p>
            <text:p><text:span text:style-name="T2">- </text:span>Réalisation d’audits réguliers.</text:p>
            <text:p><text:span text:style-name="T2">- </text:span>Sauvegarde et restitution des données dans un format ouvert et normalisé.</text:p>
            <text:p><text:span text:style-name="T2">- </text:span>Maintien à niveau de la sécurité dans le temps.</text:p>
            <text:p><text:span text:style-name="T1">�</text:span>Demander au prestataire de fournir un plan d’assurance sécurité (PAS), un document contractuel qui décrit les engagements spécifiques pour respecter les exigences de sécurité spécifiées par l’entité.</text:p>
            <text:p><text:span text:style-name="T1">�</text:span>Éviter le recours à des solutions non maîtrisées (par exemple, hébergement dans le Cloud) pour le traitement d’informations sensibles, si elles ne relèvent pas de l'infogérance maîtrisée.</text:p>
          </table:table-cell>
        </table:table-row>
        <table:table-row table:style-name="ro5">
          <table:table-cell/>
          <table:table-cell table:style-name="ce15" office:value-type="string" calcext:value-type="string" table:number-columns-spanned="1" table:number-rows-spanned="4">
            <text:p>Connaître le système d’information</text:p>
          </table:table-cell>
          <table:table-cell table:style-name="ce15" office:value-type="string" calcext:value-type="string">
            <text:p> [4] Identifier les informations et serveurs les plus sensibles et maintenir un schéma du réseau</text:p>
            <text:p/>
          </table:table-cell>
          <table:table-cell table:style-name="ce18" office:value-type="string" calcext:value-type="string">
            <text:p><text:span text:style-name="T1">�</text:span>Identifier les données sensibles de l’entité, incluant les informations liées à l'activité (propriété intellectuelle, savoir-faire) et aux clients ou usagers (données personnelles, contrats).</text:p>
            <text:p><text:span text:style-name="T1">�</text:span>Déterminer les composants du système d’information (bases de données, partages de fichiers, postes de travail, etc.) sur lesquels se trouvent les données sensibles.</text:p>
            <text:p><text:span text:style-name="T1">�</text:span>Appliquer des mesures de sécurité spécifiques aux serveurs et postes critiques, telles que la sauvegarde, la journalisation, et le contrôle des accès.</text:p>
            <text:p><text:span text:style-name="T1">�</text:span>Créer et maintenir à jour un schéma simplifié du réseau, incluant :</text:p>
            <text:p>- Les zones IP et le plan d’adressage associé.</text:p>
            <text:p>- Les équipements de routage et de sécurité (pare-feu, relais applicatifs, etc.).</text:p>
            <text:p>- Les interconnexions avec l’extérieur (Internet, réseaux privés) et les partenaires.</text:p>
            <text:p><text:span text:style-name="T1">�</text:span>S’assurer que le schéma réseau permet de localiser les serveurs hébergeant les informations sensibles.</text:p>
            <text:p/>
          </table:table-cell>
        </table:table-row>
        <table:table-row table:style-name="ro3">
          <table:table-cell/>
          <table:covered-table-cell table:style-name="ce15"/>
          <table:table-cell table:style-name="ce15" office:value-type="string" calcext:value-type="string">
            <text:p> [5] Disposer d’un inventaire exhaustif des comptes privilégiés et le maintenir à jour</text:p>
            <text:p/>
          </table:table-cell>
          <table:table-cell table:style-name="ce18" office:value-type="string" calcext:value-type="string">
            <text:p><text:span text:style-name="T1">�</text:span>Effectuer un inventaire exhaustif des comptes privilégiés, en le mettant à jour régulièrement.</text:p>
            <text:p><text:span text:style-name="T1">�</text:span>Renseigner les informations suivantes dans l’inventaire :</text:p>
            <text:p>- Les utilisateurs ayant un compte administrateur ou des droits supérieurs à ceux d’un utilisateur standard.</text:p>
            <text:p>- Les utilisateurs disposant de droits suffisants pour accéder aux répertoires de travail des responsables ou de l’ensemble des utilisateurs.</text:p>
            <text:p>- Les utilisateurs utilisant un poste non administré par le service informatique, n’appliquant pas les mesures de sécurité définies par la politique générale de l'entité.</text:p>
            <text:p><text:span text:style-name="T1">�</text:span>Procéder à une revue périodique de ces comptes pour :</text:p>
            <text:p>- Vérifier que les accès aux éléments sensibles (répertoires de travail, messagerie électronique des responsables) sont maîtrisés.</text:p>
            <text:p>- Supprimer les accès obsolètes (ex. : suite au départ d’un utilisateur).</text:p>
            <text:p><text:span text:style-name="T1">�</text:span>Définir et utiliser une nomenclature simple et claire pour identifier les comptes de service et les comptes d’administration, facilitant leur revue et la détection d'intrusion.</text:p>
            <text:p/>
          </table:table-cell>
        </table:table-row>
        <table:table-row table:style-name="ro6">
          <table:table-cell/>
          <table:covered-table-cell table:style-name="ce15"/>
          <table:table-cell table:style-name="ce15" office:value-type="string" calcext:value-type="string">
            <text:p> [6] Organiser les procédures d’arrivée, de départ et de changement de fonction des utilisateurs</text:p>
            <text:p/>
          </table:table-cell>
          <table:table-cell table:style-name="ce18" office:value-type="string" calcext:value-type="string">
            <text:p><text:span text:style-name="T1">�</text:span>Définir des procédures d’arrivée, de départ et de changement de fonction des utilisateurs en collaboration avec les ressources humaines pour gérer les accès au système d’information.</text:p>
            <text:p><text:span text:style-name="T1">�</text:span>Prendre en compte les éléments suivants dans les procédures :</text:p>
            <text:p><text:span text:style-name="T1">- </text:span>Création et suppression des comptes informatiques et des boîtes aux lettres associées.</text:p>
            <text:p><text:span text:style-name="T1">- </text:span>Attribution et révocation des droits et accès pour une personne dont la fonction change.</text:p>
            <text:p><text:span text:style-name="T1">- </text:span>Gestion des accès physiques aux locaux (attribution et restitution des badges et des clés).</text:p>
            <text:p><text:span text:style-name="T1">- </text:span>Affectation et récupération des équipements mobiles (ordinateurs portables, clés USB, disques durs, ordiphones, etc.).</text:p>
            <text:p><text:span text:style-name="T1">- </text:span>Gestion des documents et informations sensibles (transfert et changement des mots de passe ou codes sur les systèmes existants).</text:p>
            <text:p><text:span text:style-name="T1">�</text:span>Formaliser et mettre Ã  jour les procÃ©dures en fonction de l'Ã©volution du contexte.</text:p>
          </table:table-cell>
        </table:table-row>
        <table:table-row table:style-name="ro7">
          <table:table-cell/>
          <table:covered-table-cell table:style-name="ce15"/>
          <table:table-cell table:style-name="ce15" office:value-type="string" calcext:value-type="string">
            <text:p> [7] Autoriser la connexion au réseau de l’entité aux seuls équipements maîtrisés</text:p>
            <text:p/>
          </table:table-cell>
          <table:table-cell table:style-name="ce18" office:value-type="string" calcext:value-type="string">
            <text:p><text:span text:style-name="T1">�</text:span>Limiter la connexion au réseau de l’entité aux seuls équipements maîtrisés par l’entité (ordinateurs, tablettes, ordiphones contrôlés par l'organisation).</text:p>
            <text:p><text:span text:style-name="T1">�</text:span>Interdire la connexion des équipements personnels des utilisateurs et des équipements des visiteurs pour préserver la sécurité du réseau.</text:p>
            <text:p><text:span text:style-name="T1">�</text:span>Mettre en place des solutions pour répondre aux besoins des utilisateurs tout en maintenant la sécurité, comme :</text:p>
            <text:p>- La création d’un réseau Wi-Fi avec un SSID dédié pour les terminaux personnels ou visiteurs.</text:p>
            <text:p><text:span text:style-name="T1">�</text:span>Compléter avec des mesures techniques telles que l’authentification des postes sur le réseau (ex. : standard 802.1X ou équivalent) pour renforcer la sécurité. </text:p>
          </table:table-cell>
        </table:table-row>
        <table:table-row table:style-name="ro8">
          <table:table-cell/>
          <table:table-cell table:style-name="ce4" office:value-type="string" calcext:value-type="string" table:number-columns-spanned="1" table:number-rows-spanned="6">
            <text:p>Authentifier et contrôler les accès</text:p>
          </table:table-cell>
          <table:table-cell table:style-name="ce4" office:value-type="string" calcext:value-type="string">
            <text:p> [8] Identifier nommément chaque personne accédant au système et distinguer les rôles utilisateur/administrateur</text:p>
            <text:p/>
          </table:table-cell>
          <table:table-cell table:style-name="ce19" office:value-type="string" calcext:value-type="string">
            <text:p><text:span text:style-name="T1">�</text:span> Les comptes d’accès utilisateur doivent être nominatifs. </text:p>
            <text:p><text:span text:style-name="T1">� </text:span>L’utilisation de comptes génériques (ex : admin, user) doit être marginale et ceux-ci doivent pouvoir être rattachés à un nombre limité de personnes physiques. </text:p>
            <text:p><text:span text:style-name="T1">�</text:span> Les comptes génériques et de service doivent être gérés selon une politique au moins aussi stricte que celle des comptes nominatifs.</text:p>
            <text:p><text:span text:style-name="T1">�</text:span> Un compte d’administration nominatif, distinct du compte utilisateur, doit être attribué à chaque administrateur, avec des identifiants et secrets différents. </text:p>
            <text:p><text:span text:style-name="T1">�</text:span> Le compte d’administration, disposant de plus de privilèges, doit être dédié exclusivement aux actions d’administration. </text:p>
            <text:p><text:span text:style-name="T1">�</text:span> Le compte administrateur doit être utilisé sur des environnements dédiés à l’administration. </text:p>
            <text:p><text:span text:style-name="T1">� </text:span>Dès que possible la journalisation liée aux comptes (ex : relevé des connexions réussies/échouées) doit être activée </text:p>
          </table:table-cell>
        </table:table-row>
        <table:table-row table:style-name="ro7">
          <table:table-cell/>
          <table:covered-table-cell table:style-name="ce4"/>
          <table:table-cell table:style-name="ce4" office:value-type="string" calcext:value-type="string">
            <text:p> [9] Attribuer les bons droits sur les ressources sensibles du système d’information</text:p>
            <text:p/>
          </table:table-cell>
          <table:table-cell table:style-name="ce19" office:value-type="string" calcext:value-type="string">
            <text:p><text:span text:style-name="T1">� Etablir une liste précise des ressources sensibles du système d’information. </text:span></text:p>
            <text:p><text:span text:style-name="T1">� Définir pour chaque ressource sensible quelle population peut y avoir accès. </text:span></text:p>
            <text:p><text:span text:style-name="T1">� Contrôler strictement l'accès à chaque ressource sensible, en s’assurant que les utilisateurs sont authentifiés et font partie de la population ciblée. </text:span></text:p>
            <text:p><text:span text:style-name="T1">� Eviter sa dispersion et sa duplication à des endroits non maîtrisés ou soumis à un contrôle d’accès moins strict.</text:span></text:p>
            <text:p><text:span text:style-name="T1">� Les répertoires des administrateurs regroupant de nombreuses informations sensibles doivent faire l’objet d’un contrôle d’accès précis. </text:span></text:p>
            <text:p><text:span text:style-name="T1">�  Les partages réseau contenant des informations sensibles doivent faire l’objet d’un contrôle d’accès précis. </text:span></text:p>
            <text:p><text:span text:style-name="T1">� </text:span> Une revue régulière des droits d’accès doit être réalisée afin d’identifier les accès non autorisés </text:p>
          </table:table-cell>
        </table:table-row>
        <table:table-row table:style-name="ro9">
          <table:table-cell/>
          <table:covered-table-cell table:style-name="ce4"/>
          <table:table-cell table:style-name="ce4" office:value-type="string" calcext:value-type="string">
            <text:p> [10] Définir et vérifier des règles de choix et de dimensionnement des mots de passe</text:p>
            <text:p/>
          </table:table-cell>
          <table:table-cell table:style-name="ce19" office:value-type="string" calcext:value-type="string">
            <text:p><text:span text:style-name="T1">� Respecter les règles et bonnes pratiques énoncées par l'ANSSI en matière de choix et de dimensionnement des mots de passe. </text:span></text:p>
            <text:p><text:span text:style-name="T1">� Sensibiliser les utilisateurs aux : règles de choix et de dimensionnement des mots de passe et aux risques liés au choix d’un mot de passe qui serait trop facile à deviner; -  risques liés à la réutilisation de mots de passe d’une application à l’autre et plus particulièrement entre messageries personnelles et professionnelles. </text:span></text:p>
            <text:p><text:span text:style-name="T1">� Mettre en oeuvre un blocage des comptes à l’issue de plusieurs échecs de connexion. -  Désactiver les options de connexion anonyme. </text:span></text:p>
            <text:p><text:span text:style-name="T1">� </text:span>Utiliser un outil d’audit de la robustesse des mots de passe </text:p>
          </table:table-cell>
        </table:table-row>
        <table:table-row table:style-name="ro10">
          <table:table-cell/>
          <table:covered-table-cell table:style-name="ce4"/>
          <table:table-cell table:style-name="ce4" office:value-type="string" calcext:value-type="string">
            <text:p> [11] Protéger les mots de passe stockés sur les systèmes</text:p>
            <text:p/>
          </table:table-cell>
          <table:table-cell table:style-name="ce19" office:value-type="string" calcext:value-type="string">
            <text:p><text:span text:style-name="T1">� Les mots de passe des utilisateurs doivent impérativement être protégés au moyen de solutions sécurisées au premier rang desquelles figurent l’utilisation d’un coffre-fort numérique et le recours à des mécanismes de chiffrement. </text:span></text:p>
            <text:p><text:span text:style-name="T1">� </text:span> Le choix d’un mot de passe pour ce coffre-fort numérique doit respecter les règles énoncées précédemment et être mémorisé par l’utilisateur, qui n’a plus que celui-ci à retenir </text:p>
          </table:table-cell>
        </table:table-row>
        <table:table-row table:style-name="ro11">
          <table:table-cell/>
          <table:covered-table-cell table:style-name="ce4"/>
          <table:table-cell table:style-name="ce4" office:value-type="string" calcext:value-type="string">
            <text:p> [12] Changer les éléments d’authentification par défaut sur les équipements et services</text:p>
            <text:p/>
          </table:table-cell>
          <table:table-cell table:style-name="ce19" office:value-type="string" calcext:value-type="string">
            <text:p><text:span text:style-name="T1">� Les éléments d’authentification par défaut des composants du système doivent donc être modifiés dès leur installation. </text:span></text:p>
            <text:p><text:span text:style-name="T1">� </text:span>Procéder au renouvellement régulier des éléments d’authentification des comptes par défaut. </text:p>
          </table:table-cell>
        </table:table-row>
        <table:table-row table:style-name="ro12">
          <table:table-cell/>
          <table:covered-table-cell table:style-name="ce4"/>
          <table:table-cell table:style-name="ce4" office:value-type="string" calcext:value-type="string">
            <text:p> [13] Privilégier lorsque c’est possible une authentification forte</text:p>
            <text:p/>
            <text:p/>
          </table:table-cell>
          <table:table-cell table:style-name="ce19" office:value-type="string" calcext:value-type="string">
            <text:p><text:span text:style-name="T1">� Mettre en œuvre une authentification forte nécessitant l’utilisation de deux facteurs d’authentification. </text:span></text:p>
            <text:p><text:span text:style-name="T1">� </text:span>Mettre en œuvre une authentification forte, utilisant des cartes à puces ou, à défaut, les mécanismes de mots de passe à usage unique avec jeton physique. </text:p>
          </table:table-cell>
        </table:table-row>
        <table:table-row table:style-name="ro5">
          <table:table-cell/>
          <table:table-cell table:style-name="ce4" office:value-type="string" calcext:value-type="string" table:number-columns-spanned="1" table:number-rows-spanned="5">
            <text:p>Sécuriser les postes</text:p>
          </table:table-cell>
          <table:table-cell table:style-name="ce4" office:value-type="string" calcext:value-type="string">
            <text:p> [14] Mettre en place un niveau de sécurité minimal sur l’ensemble du parc informatique</text:p>
            <text:p/>
          </table:table-cell>
          <table:table-cell table:style-name="ce20" office:value-type="string" calcext:value-type="string">
            <text:p><text:span text:style-name="T1">�</text:span>Mettre en place un niveau de sécurité minimal sur l’ensemble du parc informatique (postes utilisateurs, serveurs, imprimantes, téléphones, périphériques USB, etc.) en appliquant les mesures suivantes :</text:p>
            <text:p><text:span text:style-name="T2">- </text:span>Limiter les applications installées et les modules optionnels des navigateurs web aux seuls nécessaires.</text:p>
            <text:p><text:span text:style-name="T2">- </text:span>Doter les postes utilisateurs d’un pare-feu local et d’un antivirus (inclus dans certains systèmes d’exploitation).</text:p>
            <text:p><text:span text:style-name="T2">- </text:span>Chiffrer les partitions où sont stockées les données des utilisateurs.</text:p>
            <text:p><text:span text:style-name="T2">- </text:span>Désactiver les exécutions automatiques (autorun).</text:p>
            <text:p><text:span text:style-name="T1">�</text:span>En cas de dérogation aux règles de sécurité globales (ex. : impossibilité de mise à jour pour compatibilité), isoler les postes concernés du système.</text:p>
            <text:p><text:span text:style-name="T1">�</text:span>Effectuer des sauvegardes régulières des données vitales des postes utilisateurs et des serveurs.</text:p>
            <text:p><text:span text:style-name="T1">�</text:span>Stocker les sauvegardes sur des équipements déconnectés.</text:p>
            <text:p><text:span text:style-name="T1">�</text:span>Vérifier périodiquement la possibilité de restauration des données sauvegardées.</text:p>
            <text:p/>
          </table:table-cell>
        </table:table-row>
        <table:table-row table:style-name="ro8">
          <table:table-cell/>
          <table:covered-table-cell table:style-name="ce4"/>
          <table:table-cell table:style-name="ce4" office:value-type="string" calcext:value-type="string">
            <text:p> [15] Se protéger des menaces relatives à l’utilisation de supports amovibles</text:p>
            <text:p/>
          </table:table-cell>
          <table:table-cell table:style-name="ce20" office:value-type="string" calcext:value-type="string">
            <text:p><text:span text:style-name="T1">�</text:span>Sensibiliser les utilisateurs aux risques associés aux supports amovibles (virus, vol d'informations sensibles, compromission du réseau).</text:p>
            <text:p><text:span text:style-name="T1">�</text:span>Interdire le branchement de clés USB inconnues (ramassées dans un lieu public, par exemple).</text:p>
            <text:p><text:span text:style-name="T1">�</text:span>Limiter l'usage des clés non maîtrisées (de provenance connue mais d'intégrité incertaine) et vérifier leur contenu avec un antivirus avant de les connecter au système d’information.</text:p>
            <text:p><text:span text:style-name="T1">�</text:span>Utiliser des solutions pour empêcher l’exécution de programmes sur les périphériques amovibles (ex. : Applocker sous Windows, options de montage noexec sous Unix).</text:p>
            <text:p><text:span text:style-name="T1">�</text:span>Implémenter et respecter une procédure de mise au rebut pour les supports amovibles en fin de vie, pouvant aller jusqu'à leur destruction sécurisée pour prévenir toute fuite d'informations sensibles.</text:p>
          </table:table-cell>
        </table:table-row>
        <table:table-row table:style-name="ro8">
          <table:table-cell/>
          <table:covered-table-cell table:style-name="ce4"/>
          <table:table-cell table:style-name="ce4" office:value-type="string" calcext:value-type="string">
            <text:p> [16] Utiliser un outil de gestion centralisée afin d’homogénéiser les politiques de sécurité</text:p>
            <text:p/>
          </table:table-cell>
          <table:table-cell table:style-name="ce20" office:value-type="string" calcext:value-type="string">
            <text:p><text:span text:style-name="T1">�</text:span>Homogénéiser la gestion des politiques de sécurité sur l’ensemble du parc informatique de l’entité pour éviter les failles.</text:p>
            <text:p><text:span text:style-name="T1">�</text:span>Utiliser un outil de gestion centralisée (ex. : Active Directory en environnement Microsoft) pour appliquer les politiques de sécurité de manière simple et rapide.</text:p>
            <text:p><text:span text:style-name="T1">�</text:span>Inclure le plus grand nombre d’équipements possible dans l’outil de gestion centralisée (postes de travail, serveurs, etc.).</text:p>
            <text:p><text:span text:style-name="T1">�</text:span><text:span text:style-name="T3">Si nécessaire, harmoniser les choix de matériels et de systèmes d’exploitation pour faciliter l</text:span>a gestion centralisée.</text:p>
            <text:p><text:span text:style-name="T1">�</text:span>Mettre en œuvre des politiques de durcissement du système d’exploitation ou des applications depuis un point central pour renforcer la sécurité.</text:p>
            <text:p><text:span text:style-name="T1">�</text:span>Faciliter l'application rapide de contre-mesures en cas de crise informatique grâce à la centralisation.</text:p>
            <text:p/>
          </table:table-cell>
        </table:table-row>
        <table:table-row table:style-name="ro3">
          <table:table-cell/>
          <table:covered-table-cell table:style-name="ce4"/>
          <table:table-cell table:style-name="ce4" office:value-type="string" calcext:value-type="string">
            <text:p> [17] Activer et configurer le pare-feu local des postes de travail</text:p>
            <text:p/>
          </table:table-cell>
          <table:table-cell table:style-name="ce20" office:value-type="string" calcext:value-type="string">
            <text:p><text:span text:style-name="T1">� </text:span>Activer le pare-feu local des postes de travail pour limiter les déplacements latéraux des attaquants en cas de compromission.</text:p>
            <text:p><text:span text:style-name="T1">�</text:span>Utiliser les pare-feux intégrés (ex. : pare-feu Windows) ou des logiciels spécialisés pour configurer les pare-feux locaux.</text:p>
            <text:p><text:span text:style-name="T1">�</text:span>Bloquer les flux de poste à poste, peu fréquents dans un réseau bureautique classique (les fichiers étant stockés sur des serveurs de fichiers, les applications sur des serveurs métiers, etc.).</text:p>
            <text:p><text:span text:style-name="T1">�</text:span>Bloquer l’accès aux ports d’administration par défaut (TCP 135, 445, et 3389 pour Windows ; TCP 22 pour Unix), sauf pour les ressources explicitement identifiées (postes d’administration, assistance utilisateur, serveurs de gestion, etc.).</text:p>
            <text:p><text:span text:style-name="T1">�</text:span>Mener une analyse des flux entrants utiles (administration, logiciels d’infrastructure, applications particulières) pour définir les autorisations à configurer.</text:p>
            <text:p><text:span text:style-name="T1">�</text:span>Bloquer l’ensemble des flux par défaut et mettre en place une « liste blanche » pour n’autoriser que les services nécessaires depuis les équipements correspondants.</text:p>
            <text:p><text:span text:style-name="T1">�</text:span>Configurer le pare-feu pour journaliser les flux bloqués afin d’identifier les erreurs de configuration des applications ou les tentatives d’intrusion.</text:p>
            <text:p/>
          </table:table-cell>
        </table:table-row>
        <table:table-row table:style-name="ro10">
          <table:table-cell/>
          <table:covered-table-cell table:style-name="ce4"/>
          <table:table-cell table:style-name="ce4" office:value-type="string" calcext:value-type="string">
            <text:p> [18] Chiffrer les données sensibles transmises par voie Internet</text:p>
            <text:p/>
          </table:table-cell>
          <table:table-cell table:style-name="ce20" office:value-type="string" calcext:value-type="string">
            <text:p><text:span text:style-name="T1">�</text:span>Chiffrer systématiquement les données sensibles avant de les transmettre par Internet (courriel, hébergement en ligne, Cloud).</text:p>
            <text:p><text:span text:style-name="T1">�</text:span>Transmettre le secret (mot de passe, clé, etc.) permettant le déchiffrement des données par un canal de confiance ou, si nécessaire, par un canal distinct de celui de la transmission des données.</text:p>
          </table:table-cell>
        </table:table-row>
        <table:table-row table:style-name="ro11">
          <table:table-cell/>
          <table:table-cell table:style-name="ce4" office:value-type="string" calcext:value-type="string" table:number-columns-spanned="1" table:number-rows-spanned="8">
            <text:p>Sécuriser le réseau</text:p>
          </table:table-cell>
          <table:table-cell table:style-name="ce4" office:value-type="string" calcext:value-type="string">
            <text:p> [19] Segmenter le réseau et mettre en place un cloisonnement entre ces zones</text:p>
            <text:p/>
          </table:table-cell>
          <table:table-cell table:style-name="ce21" office:value-type="string" calcext:value-type="string">
            <text:p><text:span text:style-name="T1">� </text:span>Segmenter le réseau et mettre en place un cloisonnement entre ces zones. </text:p>
          </table:table-cell>
        </table:table-row>
        <table:table-row table:style-name="ro13">
          <table:table-cell/>
          <table:covered-table-cell table:style-name="ce4"/>
          <table:table-cell table:style-name="ce4" office:value-type="string" calcext:value-type="string">
            <text:p> [20] S’assurer de la sécurité des réseaux d’accès Wi-Fi et de la séparation des usages</text:p>
            <text:p/>
          </table:table-cell>
          <table:table-cell table:style-name="ce19" office:value-type="string" calcext:value-type="string">
            <text:p><text:span text:style-name="T1">� Filtrer et restreindre au minimum nécessaire les flux en provenance des postes connectés au réseau d’accès Wi-Fi. </text:span></text:p>
            <text:p><text:span text:style-name="T1">� </text:span>Mettre en œuvre un chiffrement robuste des communications WIFI (mode WPA2, algorithme AES CCMP). </text:p>
            <text:p><text:span text:style-name="T1">� </text:span>Mettre en œuvre une authentification des accès WIFI, centralisée, si possible par certificats clients des machines. </text:p>
            <text:p><text:span text:style-name="T1">� </text:span>Administrer les points d’accès de manière sécurisée (ex : interface dédiée, modification du mot de passe administrateur par défaut). </text:p>
            <text:p><text:span text:style-name="T1">� </text:span>Séparer les connexions WIFI des terminaux personnels ou visiteurs de celles des terminaux de l'entité </text:p>
          </table:table-cell>
        </table:table-row>
        <table:table-row table:style-name="ro11">
          <table:table-cell/>
          <table:covered-table-cell table:style-name="ce4"/>
          <table:table-cell table:style-name="ce4" office:value-type="string" calcext:value-type="string">
            <text:p> [21] Utiliser des protocoles sécurisés dès qu’ils existent</text:p>
            <text:p/>
          </table:table-cell>
          <table:table-cell table:style-name="ce21" office:value-type="string" calcext:value-type="string">
            <text:p><text:span text:style-name="T1">�</text:span>Utiliser des protocoles réseaux sécurisés dès qu’ils existent </text:p>
          </table:table-cell>
        </table:table-row>
        <table:table-row table:style-name="ro5">
          <table:table-cell/>
          <table:covered-table-cell table:style-name="ce4"/>
          <table:table-cell table:style-name="ce4" office:value-type="string" calcext:value-type="string">
            <text:p> [22] Mettre en place une passerelle d’accès sécurisé à Internet</text:p>
            <text:p/>
          </table:table-cell>
          <table:table-cell table:style-name="ce19" office:value-type="string" calcext:value-type="string">
            <text:p>� Filtrer les accès à internet au travers d'un pare-feu. </text:p>
            <text:p>� Mettre en œuvre un serveur mandataire d'accès à Internet (Proxy). </text:p>
            <text:p>� Mettre en œuvre une authentification des utilisateurs au niveau du serveur mandataire (proxy) d'accès à Internet. </text:p>
            <text:p>� Mettre en œuvre une traçabilité des requêtes au niveau du serveur mandataire (proxy) d'accès à Internet. </text:p>
            <text:p>� Mettre en œuvre une analyse antivirus du contenu au niveau du serveur mandataire (proxy) d'accès à Internet. </text:p>
            <text:p>� Mettre en œuvre un filtrage par catégories d’URLs au niveau du serveur mandataire (proxy) d'accès à Internet. </text:p>
            <text:p>� Mettre en œuvre des procédures de maintien en condition de sécurité des équipements de la passerelle d'accès à Internet. </text:p>
            <text:p>� Mettre en œuvre une redondance des équipements de la passerelle d'accès à Internet, suivant le nombre de collaborateurs et le besoin de disponibilité. </text:p>
            <text:p>� Déléguer les résolutions DNS de noms de domaines publics au serveur mandataire et désactiver les résolutions en direct. </text:p>
            <text:p>� Les postes nomades établissent au préalable une connexion sécurisée au système d’information de l’entité pour naviguer sur le Web à travers la passerelle </text:p>
          </table:table-cell>
        </table:table-row>
        <table:table-row table:style-name="ro7">
          <table:table-cell/>
          <table:covered-table-cell table:style-name="ce4"/>
          <table:table-cell table:style-name="ce4" office:value-type="string" calcext:value-type="string">
            <text:p> [23] Cloisonner les services visibles depuis Internet du reste du système d’information</text:p>
            <text:p/>
          </table:table-cell>
          <table:table-cell table:style-name="ce19" office:value-type="string" calcext:value-type="string">
            <text:p><text:span text:style-name="T1">� </text:span>Faire administrer les services et infrastructures visibles depuis internet par des administrateurs compétents, formés de manière continue (à l’état de l’art des technologies en la matière) et disponibles. </text:p>
            <text:p>� Privilégier le recours à un hébergement externalisé auprès de professionnels. </text:p>
            <text:p>� Cloisonner physiquement les infrastructures d’hébergement Internet des infrastructures internes du système d’information.</text:p>
            <text:p>� Mettre en place une infrastructure d’interconnexion de ces services avec Internet permettant de filtrer les flux. </text:p>
            <text:p>� Filtrer les flux liés à ces services Internet de manière distincte des autres flux de l’entité. </text:p>
            <text:p>� Imposer le passage des flux entrants depuis Internet par un serveur mandataire inverse (reverse proxy). </text:p>
            <text:p>� Le serveur mandataire inverse (reverse proxy) des flux entrants depuis Internet embarque différents mécanismes de sécurité. </text:p>
          </table:table-cell>
        </table:table-row>
        <table:table-row table:style-name="ro4">
          <table:table-cell/>
          <table:covered-table-cell table:style-name="ce4"/>
          <table:table-cell table:style-name="ce4" office:value-type="string" calcext:value-type="string">
            <text:p> [24] Protéger sa messagerie professionnelle</text:p>
            <text:p/>
          </table:table-cell>
          <table:table-cell table:style-name="ce19" office:value-type="string" calcext:value-type="string">
            <text:p><text:span text:style-name="T1">� </text:span>Sensibiliser les utilisateur aux vecteurs d’infection provenant de la messagerie et aux moyens de prévention. </text:p>
            <text:p>� Mettre en place des mesures organisationnelles pour se prémunir d’escroqueries (ex : demande de virement frauduleux émanant vraisemblablement d’un dirigeant) exploitant la messagerie. </text:p>
            <text:p>� Proscrire la redirection de messages professionnels vers une messagerie personnelle. </text:p>
            <text:p>� Disposer d’un système d’analyse antivirus en amont des boîtes aux lettres. </text:p>
            <text:p>� Activer le chiffrement TLS des échanges entre serveurs de messagerie (de l’entité ou publics) ainsi qu’entre les postes utilisateur et les serveurs hébergeant les boîtes aux lettres. </text:p>
            <text:p>� Mettre en place un serveur relai, en coupure d’Internet, pour ne pas exposer directement les serveurs de boîte aux lettres. </text:p>
            <text:p>� déployer un service anti-spam au niveau de la messagerie. </text:p>
            <text:p>� Mettre en place des mécanismes de vérification d’authenticité et configurer les enregistrements DNS publics liés à son infrastructure de messagerie (MX, SPF, DKIM, DMARC). </text:p>
          </table:table-cell>
        </table:table-row>
        <table:table-row table:style-name="ro13">
          <table:table-cell/>
          <table:covered-table-cell table:style-name="ce4"/>
          <table:table-cell table:style-name="ce4" office:value-type="string" calcext:value-type="string">
            <text:p> [25] Sécuriser les interconnexions réseau dédiées avec les partenaires</text:p>
            <text:p/>
          </table:table-cell>
          <table:table-cell table:style-name="ce19" office:value-type="string" calcext:value-type="string">
            <text:p><text:span text:style-name="T1">�</text:span>Interconnexion sur Internet - Etablir un tunnel site à site, de préférence IPsec, en respectant les préconisations de l’ANSSI. </text:p>
            <text:p>� Effectuer un filtrage à l’aide d’un pare-feu au plus près de l’entrée des flux sur le réseau de l’entité. </text:p>
            <text:p>� L’équipement de filtrage IP pour les connexions partenaires est dédié à cet usage. </text:p>
            <text:p>� Mettre en oeuvre un équipement de détection d'intrusion au niveau des connexions partenaires. </text:p>
            <text:p>� Identifier un point de contact à jour chez le partenaire pour pouvoir réagir en cas d’incident de sécurité </text:p>
          </table:table-cell>
        </table:table-row>
        <table:table-row table:style-name="ro14">
          <table:table-cell/>
          <table:covered-table-cell table:style-name="ce4"/>
          <table:table-cell table:style-name="ce4" office:value-type="string" calcext:value-type="string">
            <text:p> [26] Contrôler et protéger l’accès aux salles serveurs et aux locaux techniques</text:p>
            <text:p/>
          </table:table-cell>
          <table:table-cell table:style-name="ce19" office:value-type="string" calcext:value-type="string">
            <text:p><text:span text:style-name="T4">� Limiter les accès aux salles serveurs et aux locaux techniques par des serrures ou des mécanismes de contrôle d'accès, tels que les badges. </text:span></text:p>
            <text:p><text:span text:style-name="T4">� Interdire l'accès non accompagné des prestataires extérieurs aux salles serveurs et locaux techniques, sauf si des dispositifs de traçabilité stricts sont en place, avec des restrictions horaires si nécessaire. </text:span></text:p>
            <text:p><text:span text:style-name="T4">� Effectuer une vérification périodique des droits d'accès pour identifier et révoquer les accès non autorisés </text:span></text:p>
            <text:p><text:span text:style-name="T4">� Supprimer les droits d'accÃ¨s ou modifier les codes d'accÃ¨s lors du dÃ©part d'un collaborateur ou du changement de prestataire.� Restreindre ou désactiver les prises réseau dans les zones publiques (salles de réunion, halls d'accueil, couloirs) pour empêcher les attaquants d'accéder facilement au réseau.</text:span></text:p>
          </table:table-cell>
        </table:table-row>
        <table:table-row table:style-name="ro9">
          <table:table-cell/>
          <table:table-cell table:style-name="ce4" office:value-type="string" calcext:value-type="string" table:number-columns-spanned="1" table:number-rows-spanned="3">
            <text:p>Sécuriser l’administration</text:p>
          </table:table-cell>
          <table:table-cell table:style-name="ce4" office:value-type="string" calcext:value-type="string">
            <text:p> [27] Interdire l’accès à Internet depuis les postes ou serveurs utilisés pour l’administration du système d’information</text:p>
            <text:p/>
          </table:table-cell>
          <table:table-cell table:style-name="ce19" office:value-type="string" calcext:value-type="string">
            <text:p><text:span text:style-name="T1">�</text:span>Un poste de travail ou un serveur utilisé pour les actions d’administration ne doit en aucun cas avoir accès à Internet </text:p>
            <text:p>� Pour les usages nécessitant Internet, mettre à disposition des administrateurs un poste de travail distinct ou, à défaut, une infrastructure virtualisée distante pour la bureautique accessible depuis un poste d’administration </text:p>
            <text:p>� L'accès distant à une infrastructure d’administration depuis un poste bureautique est déconseillée </text:p>
            <text:p>� Les mises à jour logicielles des équipements administrés doivent être récupérées depuis une source sûre, contrôlées puis transférées, via un support amovible dédié ou une zone d’échange, sur le poste ou le serveur d’administration. </text:p>
          </table:table-cell>
        </table:table-row>
        <table:table-row table:style-name="ro12">
          <table:table-cell/>
          <table:covered-table-cell table:style-name="ce4"/>
          <table:table-cell table:style-name="ce4" office:value-type="string" calcext:value-type="string">
            <text:p> [28] Utiliser un réseau dédié et cloisonné pour l’administration du système d’information</text:p>
            <text:p/>
          </table:table-cell>
          <table:table-cell table:style-name="ce19" office:value-type="string" calcext:value-type="string">
            <text:p><text:span text:style-name="T1">� </text:span>Privilégier en premier lieu un cloisonnement physique des réseaux d'administration </text:p>
            <text:p>� À défaut, mettre en œuvre un cloisonnement logique cryptographique reposant sur la mise en place de tunnels IPsec </text:p>
            <text:p>� Au minimum, mettre en œuvre un cloisonnement logique par VLAN. </text:p>
          </table:table-cell>
        </table:table-row>
        <table:table-row table:style-name="ro12">
          <table:table-cell/>
          <table:covered-table-cell table:style-name="ce4"/>
          <table:table-cell table:style-name="ce4" office:value-type="string" calcext:value-type="string">
            <text:p> [29] Limiter au strict besoin opérationnel les droits d’administration sur les postes de travail</text:p>
            <text:p/>
          </table:table-cell>
          <table:table-cell table:style-name="ce19" office:value-type="string" calcext:value-type="string">
            <text:p>� Proscrire, par défaut, les droits d'administration des utilisateurs sur les postes de travail </text:p>
            <text:p>� Mettre en oeuvre une procédure d'attribution de droit d'administration temporaires, sur les poste de travail, pour des besoins nécessaires de l'utilisateur </text:p>
          </table:table-cell>
        </table:table-row>
        <table:table-row table:style-name="ro8">
          <table:table-cell/>
          <table:table-cell table:style-name="ce4" office:value-type="string" calcext:value-type="string" table:number-columns-spanned="1" table:number-rows-spanned="4">
            <text:p>Gérer le nomadisme</text:p>
          </table:table-cell>
          <table:table-cell table:style-name="ce4" office:value-type="string" calcext:value-type="string">
            <text:p> [30] Prendre des mesures de sécurisation physique des terminaux nomades</text:p>
            <text:p/>
          </table:table-cell>
          <table:table-cell table:style-name="ce20" office:value-type="string" calcext:value-type="string">
            <text:p><text:span text:style-name="T1">� </text:span>Les utilisateurs doivent être sensibilisés pour augmenter leur niveau de vigilance lors de leurs déplacements et garder leurs équipements à portée de vue.</text:p>
            <text:p><text:span text:style-name="T1">� </text:span>Les terminaux nomades (ordinateurs portables, tablettes, ordiphones) doivent être banalisés autant que possible, en évitant toute mention explicite de l’entité (pas d'autocollant ou logo identifiable).</text:p>
            <text:p><text:span text:style-name="T1">� </text:span>Un filtre de confidentialité doit être positionné sur chaque écran pour éviter les indiscrétions lors de déplacements (transports, lieux d'attente).</text:p>
            <text:p><text:span text:style-name="T1">�</text:span>Envisager l’utilisation d’un support externe complémentaire (comme une carte à puce ou un jeton USB) pour stocker les secrets de déchiffrement ou d’authentification. Ce support doit être conservé séparément du terminal. </text:p>
            <text:p/>
          </table:table-cell>
        </table:table-row>
        <table:table-row table:style-name="ro7">
          <table:table-cell/>
          <table:covered-table-cell table:style-name="ce4"/>
          <table:table-cell table:style-name="ce4" office:value-type="string" calcext:value-type="string">
            <text:p> [31] Chiffrer les données sensibles, en particulier sur le matériel potentiellement perdable</text:p>
            <text:p/>
          </table:table-cell>
          <table:table-cell table:style-name="ce20" office:value-type="string" calcext:value-type="string">
            <text:p><text:span text:style-name="T1">�</text:span>Ne stocker que des données préalablement chiffrées sur l’ensemble des matériels nomades (ordinateurs portables, ordiphones, clés USB, disques durs externes, etc.) pour préserver leur confidentialité.</text:p>
            <text:p><text:span text:style-name="T1">�</text:span>Utiliser un secret (mot de passe, carte à puce, code PIN, etc.) pour protéger l'accès aux données chiffrées.</text:p>
            <text:p><text:span text:style-name="T1">�</text:span>Envisager une solution de chiffrement de partition, d’archives ou de fichiers selon les besoins.</text:p>
            <text:p><text:span text:style-name="T1">�</text:span>Assurer l'unicité et la robustesse du secret de déchiffrement utilisé.</text:p>
            <text:p><text:span text:style-name="T1">�</text:span>Préférer le chiffrement complet du disque avant d'envisager le chiffrement d’archives ou de fichiers, pour éviter les fuites potentielles de données non chiffrées (comme les fichiers de restauration de suite bureautique).</text:p>
            <text:p/>
          </table:table-cell>
        </table:table-row>
        <table:table-row table:style-name="ro8">
          <table:table-cell/>
          <table:covered-table-cell table:style-name="ce4"/>
          <table:table-cell table:style-name="ce4" office:value-type="string" calcext:value-type="string">
            <text:p> [32] Sécuriser la connexion réseau des postes utilisés en situation de nomadisme</text:p>
            <text:p/>
          </table:table-cell>
          <table:table-cell table:style-name="ce20" office:value-type="string" calcext:value-type="string">
            <text:p><text:span text:style-name="T1">�</text:span>S’assurer que la connexion réseau des postes nomades au système d’information de l’entité est sécurisée via Internet.</text:p>
            <text:p><text:span text:style-name="T1">�</text:span>Privilégier l’établissement d’un tunnel VPN IPsec entre le poste nomade et une passerelle VPN IPsec de l’entité.</text:p>
            <text:p><text:span text:style-name="T1">�</text:span><text:span text:style-name="T3">Configurer le tunnel VPN IPsec pour qu'il soit automatiquement établi et non débrayable par </text:span>l’utilisateur, afin qu’aucun flux ne soit transmis en dehors du tunnel.</text:p>
            <text:p><text:span text:style-name="T1">�</text:span>Pour les portails captifs, autoriser une connexion à la demande ou encourager l’utilisateur à utiliser un partage de connexion via un téléphone mobile de confiance</text:p>
            <text:p><text:span text:style-name="T1">�</text:span>Utiliser une authentification forte pour éviter la réutilisation d’authentifiants depuis un poste volé ou perdu, par exemple :</text:p>
            <text:p><text:span text:style-name="T1">�</text:span>Mot de passe et certificat stocké sur un support externe (carte à puce ou jeton USB).</text:p>
            <text:p>Utilisation d’un mot de passe à usage unique (One Time Password, OTP).</text:p>
          </table:table-cell>
        </table:table-row>
        <table:table-row table:style-name="ro8">
          <table:table-cell/>
          <table:covered-table-cell table:style-name="ce4"/>
          <table:table-cell table:style-name="ce4" office:value-type="string" calcext:value-type="string">
            <text:p> [33] Adopter des politiques de sécurité dédiées aux terminaux mobiles</text:p>
            <text:p/>
          </table:table-cell>
          <table:table-cell table:style-name="ce20" office:value-type="string" calcext:value-type="string">
            <text:p><text:span text:style-name="T1">�</text:span>Ne pas mutualiser les usages personnel et professionnel sur un seul terminal (ne pas synchroniser simultanément les comptes professionnel et personnel de messagerie, réseaux sociaux, agendas, etc.).</text:p>
            <text:p><text:span text:style-name="T1">�</text:span>Assurer la sécurisation des terminaux fournis par l’entité, notamment ceux qui se connectent au système d’information de l’entité ou qui contiennent des informations professionnelles sensibles.</text:p>
            <text:p><text:span text:style-name="T1">�</text:span>Privilégier l’utilisation d’une solution de gestion centralisée des équipements mobiles pour configurer de manière homogène les politiques de sécurité (moyen de déverrouillage, restriction à des applications validées du point de vue de la sécurité, etc.).</text:p>
            <text:p><text:span text:style-name="T1">�</text:span>En l'absence de gestion centralisée, configurer l’équipement avant remise et organiser une séance de sensibilisation des utilisateurs.</text:p>
            <text:p><text:span text:style-name="T1">�</text:span>Désactiver l’utilisation d’assistants vocaux intégrés, car ils augmentent la surface d’attaque du terminal. </text:p>
          </table:table-cell>
        </table:table-row>
        <table:table-row table:style-name="ro15">
          <table:table-cell/>
          <table:table-cell table:style-name="ce4" office:value-type="string" calcext:value-type="string" table:number-columns-spanned="1" table:number-rows-spanned="2">
            <text:p>Maintenir à jour le système d’information</text:p>
          </table:table-cell>
          <table:table-cell table:style-name="ce4" office:value-type="string" calcext:value-type="string">
            <text:p> [34] Définir une politique de mise à jour des composants du système d’information</text:p>
            <text:p/>
          </table:table-cell>
          <table:table-cell table:style-name="ce20" office:value-type="string" calcext:value-type="string">
            <text:p><text:span text:style-name="T1">�</text:span>Définir une politique de mise à jour pour les composants du système d’information.</text:p>
            <text:p><text:span text:style-name="T1">�</text:span>Se tenir informé de l’apparition de nouvelles vulnérabilités (via CERT-FR, par exemple) et appliquer les correctifs de sécurité dans le mois suivant leur publication par l’éditeur.</text:p>
            <text:p><text:span text:style-name="T1">�</text:span>Décliner la politique de mise à jour en procédures opérationnelles précisant :</text:p>
            <text:p><text:span text:style-name="T2">- </text:span>La manière de réaliser l’inventaire des composants du système d’information.</text:p>
            <text:p><text:span text:style-name="T2">- </text:span>Les sources d’information pour la publication des mises à jour.</text:p>
            <text:p><text:span text:style-name="T2">- </text:span>Les outils à utiliser pour déployer les correctifs sur le parc (comme WSUS pour Microsoft ou des outils tiers pour d’autres systèmes).</text:p>
            <text:p><text:span text:style-name="T2">- </text:span>La qualification éventuelle des correctifs et leur déploiement progressif sur le parc.</text:p>
            <text:p><text:span text:style-name="T1">�</text:span>Isoler les composants obsolètes non supportés du reste du système par :</text:p>
            <text:p><text:span text:style-name="T2">- </text:span>Un filtrage réseau strict des flux.</text:p>
            <text:p><text:span text:style-name="T2">- </text:span>Des secrets d’authentification dédiés à ces systèmes obsolètes.</text:p>
            <text:p/>
          </table:table-cell>
        </table:table-row>
        <table:table-row table:style-name="ro5">
          <table:table-cell/>
          <table:covered-table-cell table:style-name="ce4"/>
          <table:table-cell table:style-name="ce4" office:value-type="string" calcext:value-type="string">
            <text:p> [35] Anticiper la fin de la maintenance des logiciels et systèmes et limiter les adhérences logicielles</text:p>
            <text:p/>
          </table:table-cell>
          <table:table-cell table:style-name="ce20" office:value-type="string" calcext:value-type="string">
            <text:p><text:span text:style-name="T1">�</text:span>Établir et tenir à jour un inventaire des systèmes et applications du système d’information.</text:p>
            <text:p><text:span text:style-name="T1">�</text:span>Choisir des solutions dont le support est assuré pour une durée correspondant à leur utilisation.</text:p>
            <text:p><text:span text:style-name="T1">�</text:span>Assurer un suivi des mises à jour et des dates de fin de support des logiciels.</text:p>
            <text:p><text:span text:style-name="T1">�</text:span>Maintenir un parc logiciel homogène pour réduire les risques et simplifier le suivi (éviter la coexistence de différentes versions d’un même produit).</text:p>
            <text:p><text:span text:style-name="T1">�</text:span>Limiter les adhérences logicielles (dépendances entre logiciels), notamment pour les logiciels dont le support arrive à son terme.</text:p>
            <text:p><text:span text:style-name="T1">�</text:span>Inclure dans les contrats avec les prestataires et fournisseurs des clauses garantissant le suivi des correctifs de sécurité et la gestion des obsolescences.</text:p>
            <text:p><text:span text:style-name="T1">�</text:span>Identifier les délais et ressources nécessaires pour la migration des logiciels en fin de vie (tests de non-régression, procédures de sauvegarde, procédures de migration des données, etc.).</text:p>
            <text:p/>
          </table:table-cell>
        </table:table-row>
        <table:table-row table:style-name="ro16">
          <table:table-cell/>
          <table:table-cell table:style-name="ce4" office:value-type="string" calcext:value-type="string" table:number-columns-spanned="1" table:number-rows-spanned="5">
            <text:p>Superviser, auditer, réagir</text:p>
            <text:p/>
          </table:table-cell>
          <table:table-cell table:style-name="ce4" office:value-type="string" calcext:value-type="string">
            <text:p> [36] Activer et configurer les journaux des composants les plus importants</text:p>
            <text:p/>
          </table:table-cell>
          <table:table-cell table:style-name="ce20" office:value-type="string" calcext:value-type="string">
            <text:p><text:span text:style-name="T1">�</text:span>Identifier les composants critiques du système d’information (équipements réseau, serveurs critiques, postes de travail d’utilisateurs sensibles, etc.).</text:p>
            <text:p><text:span text:style-name="T1">�</text:span>Configurer les journaux de chaque composant critique en fonction des éléments suivants :</text:p>
            <text:p><text:span text:style-name="T2">- </text:span>Format des journaux.</text:p>
            <text:p><text:span text:style-name="T2">- </text:span>Fréquence de rotation des fichiers.</text:p>
            <text:p><text:span text:style-name="T2">- </text:span>Taille maximale des fichiers journaux.</text:p>
            <text:p><text:span text:style-name="T2">- </text:span>Catégories d’événements enregistrés (authentifications, autorisations, arrêts inopinés, erreurs de protocole, etc.).</text:p>
            <text:p><text:span text:style-name="T1">�</text:span>Journaliser les événements critiques pour la sécurité et conserver ces journaux pendant au moins un an (ou plus selon les obligations légales du secteur).</text:p>
            <text:p><text:span text:style-name="T1">�</text:span>Pour chaque type de composant, s’assurer de journaliser les éléments suivants :</text:p>
            <text:p><text:span text:style-name="T2">- </text:span>Pare-feu : journalisation des paquets bloqués.</text:p>
            <text:p><text:span text:style-name="T2">- </text:span>Systèmes et applications : authentifications et autorisations (échecs et succès), arrêts inopinés.</text:p>
            <text:p><text:span text:style-name="T2">- </text:span>Services : erreurs de protocole (erreurs 403, 404 et 500 pour les services HTTP), traçabilité des flux applicatifs aux interconnexions (URL sur un relais HTTP, en-têtes des messages sur un relais SMTP, etc.).</text:p>
            <text:p><text:span text:style-name="T1">�</text:span>Synchroniser les sources de temps des différents composants via le protocole NTP pour permettre la corrélation des événements.</text:p>
            <text:p><text:span text:style-name="T1">�</text:span>Centralisation des journaux sur un dispositif dédié ( recherche automatisée d’événements suspects, d’archiver les journaux sur une longue durée et d’empêcher un attaquant d’effacer d’éventuelles traces de son passage )</text:p>
            <text:p/>
          </table:table-cell>
        </table:table-row>
        <table:table-row table:style-name="ro17">
          <table:table-cell/>
          <table:covered-table-cell table:style-name="ce4"/>
          <table:table-cell table:style-name="ce4" office:value-type="string" calcext:value-type="string">
            <text:p> [37] Définir et appliquer une politique de sauvegarde des composants critiques</text:p>
            <text:p/>
          </table:table-cell>
          <table:table-cell table:style-name="ce20" office:value-type="string" calcext:value-type="string">
            <text:p><text:span text:style-name="T1">�</text:span>Formaliser une politique de sauvegarde des composants critiques, mise à jour régulièrement, pour assurer la continuité des activités en cas d’incident.</text:p>
            <text:p><text:span text:style-name="T2">- </text:span>La politique de sauvegarde doit inclure les éléments suivants :</text:p>
            <text:p><text:span text:style-name="T2">- L</text:span>a liste des données vitales pour l’organisme et les serveurs concernés.</text:p>
            <text:p><text:span text:style-name="T2">- </text:span>Les types de sauvegarde (ex. : sauvegarde hors ligne).</text:p>
            <text:p><text:span text:style-name="T2">- </text:span>La fréquence des sauvegardes.</text:p>
            <text:p><text:span text:style-name="T2">- </text:span>La procédure d’administration et d’exécution des sauvegardes.</text:p>
            <text:p><text:span text:style-name="T2">- </text:span>Les informations de stockage et les restrictions d’accès aux sauvegardes.</text:p>
            <text:p><text:span text:style-name="T2">- </text:span>Les procédures de test de restauration.</text:p>
            <text:p><text:span text:style-name="T2">- </text:span>La destruction des supports ayant contenu les sauvegardes.</text:p>
            <text:p><text:span text:style-name="T1">�</text:span>Réaliser des tests de restauration selon les méthodes suivantes :</text:p>
            <text:p><text:span text:style-name="T2">- </text:span>Systématique : par un ordonnanceur de tâches pour les applications critiques.</text:p>
            <text:p><text:span text:style-name="T2">- </text:span>Ponctuelle : en cas d’erreur sur les fichiers.</text:p>
            <text:p><text:span text:style-name="T2">- </text:span>Générale : pour une restauration complète du système d’information.</text:p>
            <text:p/>
          </table:table-cell>
        </table:table-row>
        <table:table-row table:style-name="ro5">
          <table:table-cell/>
          <table:covered-table-cell table:style-name="ce4"/>
          <table:table-cell table:style-name="ce4" office:value-type="string" calcext:value-type="string">
            <text:p> [38] Procéder à des contrôles et audits de sécurité réguliers puis appliquer les actions correctives associées</text:p>
            <text:p/>
          </table:table-cell>
          <table:table-cell table:style-name="ce20" office:value-type="string" calcext:value-type="string">
            <text:p><text:span text:style-name="T1">�</text:span>Procéder à des audits réguliers (au moins une fois par an) du système d’information pour évaluer l’efficacité des mesures de sécurité et leur maintien dans le temps.</text:p>
            <text:p><text:span text:style-name="T1">�</text:span>Réaliser les audits par des équipes internes ou des sociétés externes spécialisées, selon le périmètre :</text:p>
            <text:p><text:span text:style-name="T2">- </text:span>Audits techniques.</text:p>
            <text:p><text:span text:style-name="T2">- </text:span>Audits organisationnels.</text:p>
            <text:p><text:span text:style-name="T1">�</text:span>Vérifier la conformité aux réglementations et obligations légales liées aux activités de l'entité.</text:p>
            <text:p><text:span text:style-name="T1">�</text:span>Identifier des actions correctives à l’issue des audits, planifier leur application, et organiser des points de suivi réguliers.</text:p>
            <text:p><text:span text:style-name="T1">�</text:span>Intégrer des indicateurs sur l’état d’avancement du plan d’action dans un tableau de bord à l’adresse de la direction pour un suivi efficace.</text:p>
            <text:p><text:span text:style-name="T1">�</text:span>Comprendre que les audits ne constituent pas une preuve de l’absence de vulnérabilités et qu’ils doivent être complétés par d'autres mesures de contrôle.</text:p>
            <text:p/>
          </table:table-cell>
        </table:table-row>
        <table:table-row table:style-name="ro5">
          <table:table-cell/>
          <table:covered-table-cell table:style-name="ce4"/>
          <table:table-cell table:style-name="ce4" office:value-type="string" calcext:value-type="string">
            <text:p> [39] Désigner un référent en sécurité des systèmes d’information et le faire connaître auprès du personnel</text:p>
            <text:p/>
          </table:table-cell>
          <table:table-cell table:style-name="ce20" office:value-type="string" calcext:value-type="string">
            <text:p><text:span text:style-name="T1">�</text:span>Désigner un référent en sécurité des systèmes d’information soutenu par la direction ou une instance décisionnelle spécialisée.</text:p>
            <text:p><text:span text:style-name="T1">�</text:span>Faire connaître le référent auprès de tous les utilisateurs pour qu’il soit leur premier contact pour les questions relatives à la sécurité des systèmes d’information.</text:p>
            <text:p><text:span text:style-name="T1">�</text:span>Le référent en sécurité doit remplir les missions suivantes :</text:p>
            <text:p><text:span text:style-name="T2">- </text:span>Définir les règles de sécurité à appliquer selon le contexte.</text:p>
            <text:p><text:span text:style-name="T2">- </text:span>Vérifier l’application des règles de sécurité.</text:p>
            <text:p><text:span text:style-name="T2">- </text:span>Sensibiliser les utilisateurs et définir un plan de formation pour les acteurs informatiques.</text:p>
            <text:p><text:span text:style-name="T2">- </text:span>Centraliser et traiter les incidents de sécurité constatés ou signalés par les utilisateurs.</text:p>
            <text:p><text:span text:style-name="T2">- </text:span>Assurer la formation du référent à la sécurité des systèmes d’information et à la gestion de crise.</text:p>
            <text:p><text:span text:style-name="T1">�</text:span>Dans les grandes entités, envisager un relais pour le RSSI afin de signaler les doléances des utilisateurs et identifier les thématiques à aborder dans les sessions de sensibilisation.</text:p>
          </table:table-cell>
        </table:table-row>
        <table:table-row table:style-name="ro18">
          <table:table-cell/>
          <table:covered-table-cell table:style-name="ce4"/>
          <table:table-cell table:style-name="ce4" office:value-type="string" calcext:value-type="string">
            <text:p> [40] Définir une procédure de gestion des incidents de sécurité</text:p>
            <text:p/>
          </table:table-cell>
          <table:table-cell table:style-name="ce20" office:value-type="string" calcext:value-type="string">
            <text:p><text:span text:style-name="T1">�</text:span>Définir une procédure de gestion des incidents de sécurité pour détecter et réagir aux signes d’intrusion (connexion impossible, activité inhabituelle, services non autorisés, alertes antivirus, etc.).</text:p>
            <text:p><text:span text:style-name="T1">�</text:span>En cas de détection d’un comportement inhabituel :</text:p>
            <text:p><text:span text:style-name="T2">- </text:span>Déconnecter la machine du réseau pour stopper l’attaque.</text:p>
            <text:p><text:span text:style-name="T2">- </text:span>Maintenir la machine sous tension et ne pas la redémarrer pour préserver les informations utiles à l’analyse.</text:p>
            <text:p><text:span text:style-name="T2">- </text:span>Prévenir la hiérarchie et le référent en sécurité des systèmes d’information.</text:p>
            <text:p><text:span text:style-name="T1">�</text:span>Le référent peut contacter un prestataire de réponse aux incidents de sécurité (PRIS) pour effectuer les opérations techniques nécessaires :</text:p>
            <text:p><text:span text:style-name="T2">- </text:span>Copie physique du disque.</text:p>
            <text:p><text:span text:style-name="T2">- </text:span>Analyse de la mémoire, des journaux et des codes malveillants.</text:p>
            <text:p><text:span text:style-name="T2">- </text:span>Détermination des autres éléments compromis dans le système d’information.</text:p>
            <text:p><text:span text:style-name="T1">�</text:span>Élaborer et mettre en œuvre une réponse pour supprimer les codes malveillants et retirer les accès compromis.</text:p>
            <text:p><text:span text:style-name="T1">�</text:span>Changer les mots de passe compromis.</text:p>
            <text:p><text:span text:style-name="T1">�</text:span>Consigner tous les incidents dans un registre centralisé.</text:p>
            <text:p><text:span text:style-name="T1">�</text:span>Envisager de déposer une plainte auprès des autorités judiciaires compétentes.</text:p>
            <text:p/>
          </table:table-cell>
        </table:table-row>
        <table:table-row table:style-name="ro1" table:number-rows-repeated="1048532">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4T17:08:27.908000000</meta:creation-date>
    <dc:date>2024-10-14T17:17:44.132000000</dc:date>
    <meta:editing-duration>PT9M15S</meta:editing-duration>
    <meta:editing-cycles>2</meta:editing-cycles>
    <meta:generator>LibreOffice/24.8.2.1$Windows_X86_64 LibreOffice_project/0f794b6e29741098670a3b95d60478a65d05ef13</meta:generator>
    <meta:document-statistic meta:table-count="2" meta:cell-count="160" meta:object-count="0"/>
  </office:meta>
</office:document-meta>
</file>